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2" svg:font-family="FreeSans" style:font-family-generic="swiss"/>
    <style:font-face style:name="Courier" svg:font-family="Courier"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efault">
      <style:paragraph-properties fo:margin-left="0cm" fo:margin-right="0cm" fo:margin-top="0cm" fo:margin-bottom="0cm" loext:contextual-spacing="false" style:line-height-at-least="0.353cm" fo:text-indent="0cm" style:auto-text-indent="false"/>
      <style:text-properties style:font-name="Courier" fo:font-size="12pt" officeooo:rsid="001efef6" officeooo:paragraph-rsid="001efef6" style:font-size-asian="12pt" style:font-size-complex="12pt"/>
    </style:style>
    <style:style style:name="P2" style:family="paragraph" style:parent-style-name="Default">
      <style:paragraph-properties fo:margin-left="0cm" fo:margin-right="0cm" fo:margin-top="0cm" fo:margin-bottom="0cm" loext:contextual-spacing="false" style:line-height-at-least="0.353cm" fo:text-indent="0cm" style:auto-text-indent="false"/>
      <style:text-properties style:font-name="Courier" fo:font-size="12pt" style:font-size-asian="12pt" style:font-size-complex="12pt"/>
    </style:style>
    <style:style style:name="P3" style:family="paragraph" style:parent-style-name="Standard">
      <style:text-properties officeooo:rsid="001b46b0" officeooo:paragraph-rsid="001b46b0"/>
    </style:style>
    <style:style style:name="P4"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fa6fc" officeooo:paragraph-rsid="001fa6fc" style:text-blinking="false" fo:background-color="transparent"/>
    </style:style>
    <style:style style:name="P5"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207e28" officeooo:paragraph-rsid="00207e28" style:text-blinking="false" fo:background-color="transparent"/>
    </style:style>
    <style:style style:name="P6"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227559" officeooo:paragraph-rsid="00227559" style:text-blinking="false" fo:background-color="transparent"/>
    </style:style>
    <style:style style:name="P7" style:family="paragraph" style:parent-style-name="Standard">
      <style:text-properties fo:font-variant="normal" fo:text-transform="none" fo:color="#000000" style:text-line-through-style="none" style:text-line-through-type="none" style:font-name="Courier" fo:font-size="12pt" fo:font-style="normal" style:text-underline-style="none" fo:font-weight="normal" officeooo:rsid="001b46b0" officeooo:paragraph-rsid="001b46b0" style:text-blinking="false" fo:background-color="transparent" style:font-size-asian="12pt" style:font-size-complex="12pt"/>
    </style:style>
    <style:style style:name="P8" style:family="paragraph" style:parent-style-name="Standard">
      <style:text-properties style:font-name="Courier"/>
    </style:style>
    <style:style style:name="P9" style:family="paragraph" style:parent-style-name="Standard">
      <style:text-properties style:font-name="Courier" fo:font-size="12pt" officeooo:rsid="001b46b0" officeooo:paragraph-rsid="001b46b0" style:font-size-asian="12pt" style:font-size-complex="12pt"/>
    </style:style>
    <style:style style:name="P10" style:family="paragraph" style:parent-style-name="Standard">
      <style:text-properties style:font-name="Courier" officeooo:rsid="001b46b0" officeooo:paragraph-rsid="001b46b0"/>
    </style:style>
    <style:style style:name="P11" style:family="paragraph" style:parent-style-name="Standard">
      <style:text-properties style:font-name="Courier" officeooo:rsid="00239dcf" officeooo:paragraph-rsid="00239dcf"/>
    </style:style>
    <style:style style:name="P12" style:family="paragraph" style:parent-style-name="Standard">
      <style:text-properties style:font-name="Courier" officeooo:rsid="002557c1" officeooo:paragraph-rsid="002557c1"/>
    </style:style>
    <style:style style:name="P13" style:family="paragraph" style:parent-style-name="Standard">
      <style:text-properties style:font-name="Courier" officeooo:rsid="0026c91d" officeooo:paragraph-rsid="0026c91d"/>
    </style:style>
    <style:style style:name="P14" style:family="paragraph" style:parent-style-name="Standard">
      <style:text-properties style:font-name="Courier" officeooo:rsid="001efef6" officeooo:paragraph-rsid="001efef6"/>
    </style:style>
    <style:style style:name="P15" style:family="paragraph" style:parent-style-name="Standard">
      <style:text-properties style:font-name="Courier" officeooo:rsid="00294fbf" officeooo:paragraph-rsid="00294fbf"/>
    </style:style>
    <style:style style:name="P16" style:family="paragraph" style:parent-style-name="Text_20_body">
      <style:text-properties fo:font-variant="normal" fo:text-transform="none" fo:color="#000000" style:text-line-through-style="none" style:text-line-through-type="none" style:font-name="Courier" fo:font-size="12pt" fo:font-style="normal" style:text-underline-style="none" fo:font-weight="normal" officeooo:rsid="001b46b0" officeooo:paragraph-rsid="001b46b0" style:text-blinking="false" fo:background-color="transparent" style:font-size-asian="12pt" style:font-size-complex="12pt"/>
    </style:style>
    <style:style style:name="P17" style:family="paragraph" style:parent-style-name="Text_20_body">
      <style:text-properties officeooo:paragraph-rsid="001b46b0"/>
    </style:style>
    <style:style style:name="T1" style:family="text">
      <style:text-properties style:font-name="Liberation Sans1"/>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officeooo:rsid="001efef6"/>
    </style:style>
    <style:style style:name="T4" style:family="text">
      <style:text-properties officeooo:rsid="00207e28"/>
    </style:style>
    <style:style style:name="T5" style:family="text">
      <style:text-properties officeooo:rsid="00234fa8"/>
    </style:style>
    <style:style style:name="T6" style:family="text">
      <style:text-properties officeooo:rsid="0024c585"/>
    </style:style>
    <style:style style:name="T7" style:family="text">
      <style:text-properties officeooo:rsid="00294fbf"/>
    </style:style>
    <style:style style:name="T8" style:family="text">
      <style:text-properties officeooo:rsid="0029d8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nt end</text:p>
      <text:p text:style-name="P1"/>
      <text:p text:style-name="P2">What information does the user need to see?</text:p>
      <text:p text:style-name="P2">- The map</text:p>
      <text:p text:style-name="P2">- Next turning</text:p>
      <text:p text:style-name="P2">- Speed limits</text:p>
      <text:p text:style-name="P2">- Lane indication </text:p>
      <text:p text:style-name="P2">- Route on map</text:p>
      <text:p text:style-name="P2">- Traffic</text:p>
      <text:p text:style-name="P8"/>
      <text:p text:style-name="P10">Customisable map</text:p>
      <text:p text:style-name="P10"/>
      <text:p text:style-name="P10"><text:span text:style-name="T3">How is it going to be shown?</text:span></text:p>
      <text:p text:style-name="P10"/>
      <text:p text:style-name="P10">-<text:span text:style-name="T3">hud - Very clear, simple directions but this overlay onto the road may distract from the road/impair vision. This is an expensive option, but previous designs use HUD to display dashboard figures so, in models where this is already built in, this will not be a factor. </text:span></text:p>
      <text:p text:style-name="P10"/>
      <text:p text:style-name="P11">Screen – As with the HUD, <text:s/>screen is already part of the general design of the car from previous weeks so cost is not a factor past previously described. <text:span text:style-name="T6">Standard SatNav displays contain minimal words – street names, left, right – so they are easily adaptable across languages. Most cars that have an inbuilt satnav position it in the centre of the car where the passenger can also see/change it; This is usable, however it is not the most ergonomic for the driver while they focus on the road. </text:span></text:p>
      <text:p text:style-name="P10"/>
      <text:p text:style-name="P10">-<text:span text:style-name="T3">voice – stupid on its own because you cannot look ahead</text:span></text:p>
      <text:p text:style-name="P10"><text:tab/><text:span text:style-name="T3">very customisable – voice, accents, </text:span></text:p>
      <text:p text:style-name="P10"><text:tab/><text:span text:style-name="T3">slightly invasive so will be listened to when giving directions – visual could be overlooked</text:span></text:p>
      <text:p text:style-name="P10"><text:tab/><text:tab/><text:tab/>- <text:span text:style-name="T3">will keep people more awake / alert when approaching a direction</text:span></text:p>
      <text:p text:style-name="P10"><text:tab/><text:span text:style-name="T3">ambiguity win commands - ‘next’</text:span></text:p>
      <text:p text:style-name="P10"/>
      <text:p text:style-name="P10">Interaction</text:p>
      <text:p text:style-name="P10"/>
      <text:p text:style-name="P12">While stationary, most input methods will be acceptable so this prototype will focus on the interaction while driving. It must be easy, simple and not distract the user in any capacity while the car is moving. Some features mentioned later on will use a AI to automatically make decisions, eliminating the need for user input, but a manual input will always be needed and, if used infrequently, must be intuitive.</text:p>
      <text:p text:style-name="P12"/>
      <text:p text:style-name="P13">Voice – <text:span text:style-name="T7">Accents have proved to be a challenge but could train it with basic commands during the first drive – repeat after me style.</text:span></text:p>
      <text:p text:style-name="P13"><text:soft-page-break/></text:p>
      <text:p text:style-name="P13">buttons – need to look / learn muscle memory. In our research the most commonly used buttons and dials could be operated without seeing them across the dashboard, but non-commonly used features were unknown. This means buttons for critical items are an option if they are used frequently.</text:p>
      <text:p text:style-name="P10"/>
      <text:p text:style-name="P13">Gesture – Need to keep hands on the steering wheel </text:p>
      <text:p text:style-name="P13"/>
      <text:p text:style-name="P13">Touch screen – Would be similar to a button but does not have any physical feedback like a button depression does. <text:span text:style-name="T7">Touch screen can be customisable but this leads to the problem where by people move icons etc. then cannot find them while the car is moving. Despite this, touch screen offers the freedom to zoom and move the map about to see further ahead in the journey if the user wants to.</text:span></text:p>
      <text:p text:style-name="P13"/>
      <text:p text:style-name="P14">Interact with other media</text:p>
      <text:p text:style-name="P14"/>
      <text:p text:style-name="P15">A common complaint about connected cars is the inconsistency on media interaction. Depending on the current app – typically source of music being played from a phone to the car – different things can happen when the navigator gives <text:span text:style-name="T8">directions.</text:span> If the music is being played from the phone music app, this is pau<text:span text:style-name="T8">s</text:span>ed while the <text:span text:style-name="T8">directions</text:span> are given, however when it is being streamed from <text:span text:style-name="T8">YouTube</text:span>, it only reduces a volume. How to control this is not clear and very much desired so settings will be easy to find but the default needs to be consistent and optimal as most users stick with the default settings.</text:p>
      <text:p text:style-name="P10"/>
      <text:p text:style-name="P7"><text:bookmark text:name="docs-internal-guid-9ccf0ae3-441f-29b4-072f-8610b7ec25e7"/>Overwrites current media - </text:p>
      <text:p text:style-name="P7"/>
      <text:p text:style-name="P7"/>
      <text:p text:style-name="P7"><text:bookmark text:name="docs-internal-guid-9ccf0ae3-441f-4ba9-f685-a4dcc36b508a"/>Designed to work with apps - </text:p>
      <text:p text:style-name="P9"/>
      <text:p text:style-name="P9"/>
      <text:p text:style-name="P16"><text:bookmark text:name="docs-internal-guid-9ccf0ae3-441f-8681-7d69-7f56340f26aa"/>Dedicated display - </text:p>
      <text:p text:style-name="P3"/>
      <text:p text:style-name="P3"/>
      <text:p text:style-name="P17"><text:span text:style-name="T2"/></text:p>
      <text:p text:style-name="P3"/>
      <text:p text:style-name="P3"/>
      <text:p text:style-name="P4">Search algorithm</text:p>
      <text:p text:style-name="P4"/>
      <text:p text:style-name="P4">A search algorithm will have to be used to connect the current location to the destination, however each algorithm has different benefits and features. As not only the shortest distance will be required – scenic, fastest average speed etc – the adaptability and implementation of extra requirements will have to be considered as well. Nodes in each case will be the junctions where roads join. The weights of roads will be speed limit and <text:soft-page-break/>distance, with penalty points added for each item that could slow down your journey e.g. traffic lights and junctions. </text:p>
      <text:p text:style-name="P4"/>
      <text:p text:style-name="P4"><text:bookmark text:name="docs-internal-guid-9ccf0ae3-43c5-f0a8-fd23-92e8c601be9c"/>Dijkstras</text:p>
      <text:p text:style-name="P4"/>
      <text:p text:style-name="P4">Not a very efficient algorithm in short or long distances, especially with as many nodes a map contains. However, once the route has been calculated, it would be very quick to alter if the user requests a diversion as other routes have been calculated before the journey commenced; <text:span text:style-name="T4">This is also applicable for diversions for road works or incorrect maps. </text:span></text:p>
      <text:p text:style-name="P4"/>
      <text:p text:style-name="P5">Personalising routes is a required feature in this model and could be implemented by adding another weight to roads to track the user’s preference, or a reward for driving in desired areas. An internal AI would be required if this information were to be extrapolated to unseen roads, by using clustering to find the similarities between <text:span text:style-name="T8">preferred</text:span> roads e.g. in AONB or all speed limits are above 40m.p.h. This would require a lot of processing power to keep constantly updated so the practical implementation would be to use other attributes to plan routes in a new area, then save preferences once the data is available. Preference could be determined by mood sensor used for other features or by user input/verbal commands during or after the journey.</text:p>
      <text:p text:style-name="P4"/>
      <text:p text:style-name="P4"><text:bookmark text:name="docs-internal-guid-9ccf0ae3-43c6-01da-bb8c-c3bbdfb2193b"/>A*</text:p>
      <text:p text:style-name="P4"/>
      <text:p text:style-name="P6">A* is similar to Dijkstra, but only continues on the minimal cost path at the current time. This <text:span text:style-name="T5">means that it is much more efficient, but still costly over large maps. </text:span></text:p>
      <text:p text:style-name="P4"/>
      <text:p text:style-name="P4"><text:bookmark text:name="docs-internal-guid-9ccf0ae3-43c6-1131-9468-0f6154f69143"/>Arc Flags Point to Point</text:p>
      <text:p text:style-name="P4"/>
      <text:p text:style-name="P4"><text:bookmark text:name="docs-internal-guid-9ccf0ae3-43c6-247f-f328-de1850a082b0"/>Personalised Route Plannin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2" svg:font-family="FreeSans" style:font-family-generic="swiss"/>
    <style:font-face style:name="Courier" svg:font-family="Courier"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21:18:11.856750891</meta:creation-date>
    <dc:date>2017-02-16T00:11:31.936673899</dc:date>
    <meta:editing-duration>PT23M2S</meta:editing-duration>
    <meta:editing-cycles>5</meta:editing-cycles>
    <meta:generator>LibreOffice/5.1.4.2$Linux_X86_64 LibreOffice_project/10m0$Build-2</meta:generator>
    <meta:document-statistic meta:table-count="0" meta:image-count="0" meta:object-count="0" meta:page-count="3" meta:paragraph-count="37" meta:word-count="879" meta:character-count="5131" meta:non-whitespace-character-count="4256"/>
  </office:meta>
</office:document-meta>
</file>